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3" style:family="paragraph" style:parent-style-name="Standard" style:list-style-name="WW8Num3"/>
    <style:style style:name="P4" style:family="paragraph" style:parent-style-name="Standard" style:master-page-name="Standard">
      <style:paragraph-properties fo:text-align="center" style:justify-single-word="false" style:page-number="auto"/>
      <style:text-properties fo:font-weight="bold" style:font-weight-asian="bold"/>
    </style:style>
    <style:style style:name="T1" style:family="text">
      <style:text-properties fo:font-weight="bold" style:font-weight-asian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Herbs, Spices and Flavorings</text:p>
      <text:p text:style-name="P2">TPSS 120C</text:p>
      <text:p text:style-name="P1"><text:span text:style-name="T1">HW 1</text:span></text:p>
      <text:p text:style-name="P1"><text:span text:style-name="T1">1/19/16</text:span></text:p>
      <text:p text:style-name="Standard">Adam Butac</text:p>
      <text:p text:style-name="Standard"/>
      <text:list xml:id="list3799650066801782653" text:style-name="WW8Num3">
        <text:list-item>
          <text:p text:style-name="P3">Define the terms “Herbs” and “Spices”? </text:p>
        </text:list-item>
      </text:list>
      <text:p text:style-name="Standard"/>
      <text:p text:style-name="Standard"><text:tab/>Herbs: Usually pertain to the leaves of a plant used for food or medicine.</text:p>
      <text:p text:style-name="Standard"><text:tab/>Spices: Usually pertain to a dried, usually ground, woody plant material.</text:p>
      <text:p text:style-name="Standard"/>
      <text:p text:style-name="Standard"/>
      <text:list xml:id="list1907126426" text:continue-numbering="true" text:style-name="WW8Num3">
        <text:list-item>
          <text:p text:style-name="P3">Briefly describe how the quest for herbs and spices shaped European history? </text:p>
        </text:list-item>
      </text:list>
      <text:p text:style-name="Standard"/>
      <text:p text:style-name="Standard"><text:tab/>The quest for herbs and spices are what created established trade routes from Europe to parts of Asia, particularly India. At one point pepper was so important/valuable, it was used as a currency.</text:p>
      <text:p text:style-name="Standard"/>
      <text:p text:style-name="Standard"/>
      <text:list xml:id="list1588122982" text:continue-numbering="true" text:style-name="WW8Num3">
        <text:list-item>
          <text:p text:style-name="P3">What components or attributes contribute to flavor? </text:p>
        </text:list-item>
      </text:list>
      <text:p text:style-name="Standard"/>
      <text:p text:style-name="Standard"><text:tab/>The three components that contribute to flavor are as follows:</text:p>
      <text:p text:style-name="Standard"/>
      <text:p text:style-name="Standard"><text:tab/> <text:s text:c="3"/>Aromatics: sensations in the nose from volatile substances released in the mouth such as horseradish or wasabi.</text:p>
      <text:p text:style-name="Standard"/>
      <text:p text:style-name="Standard"><text:tab/> <text:s text:c="3"/>Chemical feelings: Heat from chili pepper or mint from spearmint. </text:p>
      <text:p text:style-name="Standard"/>
      <text:p text:style-name="Standard"><text:tab/> <text:s text:c="3"/>Taste: Salty sweet savory bitter etc.</text:p>
      <text:p text:style-name="Standard"><text:tab/></text:p>
      <text:p text:style-name="Standard"/>
      <text:list xml:id="list96710843" text:continue-numbering="true" text:style-name="WW8Num3">
        <text:list-item>
          <text:p text:style-name="P3">How does Vanilla affect the texture of foods and drink, particularly dairy products? </text:p>
        </text:list-item>
      </text:list>
      <text:p text:style-name="Standard"/>
      <text:p text:style-name="Standard"><text:tab/>Vanilla is used in dairy and other products to create a “creamy rich” sensation.</text:p>
      <text:p text:style-name="Standard"/>
      <text:p text:style-name="Standard"/>
      <text:list xml:id="list1665634300" text:continue-numbering="true" text:style-name="WW8Num3">
        <text:list-item>
          <text:p text:style-name="P3">What gives the various basils their characteristic aroma? Name one term used to describe basil aroma. <text:s/></text:p>
        </text:list-item>
      </text:list>
      <text:p text:style-name="Standard"><text:tab/></text:p>
      <text:p text:style-name="Standard"><text:tab/>Linalool, methylchavicol, and 1,8-cineole are what give basil their characteristic aroma.</text:p>
      <text:p text:style-name="Standard"><text:tab/></text:p>
      <text:p text:style-name="Standard"><text:s text:c="12"/>A term used to describe basil aroma: Lemon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nos" fo:font-size="12pt" fo:language="en" fo:country="US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Herbs, Spices and Flavorings</dc:title>
    <meta:initial-creator>Adam Butac</meta:initial-creator>
    <meta:creation-date>2016-01-31T18:15:50</meta:creation-date>
    <dc:creator>Adam Butac</dc:creator>
    <dc:date>2016-01-31T18:31:58</dc:date>
    <meta:editing-cycles>3</meta:editing-cycles>
    <meta:editing-duration>P2171DT9H47M52S</meta:editing-duration>
    <meta:document-statistic meta:table-count="0" meta:image-count="0" meta:object-count="0" meta:page-count="1" meta:paragraph-count="23" meta:word-count="204" meta:character-count="1292"/>
    <meta:generator>OpenOffice/4.1.2$Unix OpenOffice.org_project/412m3$Build-9782</meta:generator>
  </office:meta>
</office:document-meta>
</file>